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4dd0e1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versando com Telegram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Demonstração rápida da api telegram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@BotFather e Regras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@BotFather e Regras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Esse é o bot que você usa para criar bot no telegram.</text:span></text:p>
            <text:p text:style-name="P7"><text:span text:style-name="T4">Mensagens para o bot ficam disponíveis 24 horas no servidor.</text:span></text:p>
            <text:p text:style-name="P7"><text:span text:style-name="T4">O nome do sempre termina em ‘bot’ .</text:span></text:p>
            <text:p text:style-name="P7"><text:span text:style-name="T4">Modo de privacidade (see Privacy mode).</text:span></text:p>
            <text:p text:style-name="P7"><text:span text:style-name="T4"/></text:p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andos no @BotFather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Comandos no @BotFather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/newbot - criar um novo bot</text:span></text:p>
            <text:p text:style-name="P7"><text:span text:style-name="T4">/token - novo token</text:span></text:p>
            <text:p text:style-name="P7"><text:span text:style-name="T4">/setdescription - descrição</text:span></text:p>
            <text:p text:style-name="P7"><text:span text:style-name="T4">/setprivacy - mode de privacidade</text:span></text:p>
            <text:p text:style-name="P7"><text:span text:style-name="T4">/deletebot - matar o bot</text:span></text:p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ravel + telegram bot sdk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aravel + telegram bot sdk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5"><text:a xlink:href="https://github.com/irazasyed/telegram-bot-sdk" xlink:type="simple">https://github.com/irazasyed/telegram-bot-sdk</text:a></text:span></text:p>
            <text:p text:style-name="P7"><text:span text:style-name="T4">Configurar BOT TOKEN</text:span></text:p>
            <text:p text:style-name="P7"><text:span text:style-name="T4">Começar a codificar no velho e bom MVC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ce HTTP" draw:style-name="dp1" draw:master-page-name="Title_20_and_20_body" presentation:presentation-page-layout-name="AL2T1">
        <draw:frame draw:name="Shape 7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terface HTTP</text:span></text:p>
          </draw:text-box>
        </draw:frame>
        <draw:frame draw:name="Shape 7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getMe()</text:span></text:p>
            <text:p text:style-name="P7"><text:span text:style-name="T5"><text:a xlink:href="https://api.telegram.org/bot73430712:AAHlvE50vOTY4pqGy7RfYWnG1_Lh-A_1on0/getMe" xlink:type="simple">https://api.telegram.org/bot73430712:AAHlvE50vOTY4pqGy7RfYWnG1_Lh-A_1on0/getMe</text:a></text:span></text:p>
            <text:p text:style-name="P7"><text:span text:style-name="T4">SendMessage()</text:span></text:p>
            <text:p text:style-name="P7"><text:span text:style-name="T5"><text:a xlink:href="https://api.telegram.org/bot73430712:AAHlvE50vOTY4pqGy7RfYWnG1_Lh-A_1on0/sendMessage?text=oi&amp;chat_id=-68814066" xlink:type="simple">https://api.telegram.org/bot73430712:AAHlvE50vOTY4pqGy7RfYWnG1_Lh-A_1on0/sendMessage?text=oi&amp;chat_id=-68814066</text:a></text:span></text:p>
            <text:p text:style-name="P7"><text:span text:style-name="T4"/></text:p>
          </draw:text-box>
        </draw:frame>
        <presentation:notes draw:style-name="dp2">
          <draw:page-thumbnail draw:name="Shape 75" draw:style-name="gr1" draw:layer="layout" svg:width="16.932cm" svg:height="9.524cm" svg:x="1.059cm" svg:y="1.905cm" draw:page-number="5" presentation:class="page"/>
          <draw:frame draw:name="Shape 7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I Links" draw:style-name="dp1" draw:master-page-name="Title_20_and_20_body" presentation:presentation-page-layout-name="AL2T1">
        <draw:frame draw:name="Shape 8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PI Links</text:span></text:p>
          </draw:text-box>
        </draw:frame>
        <draw:frame draw:name="Shape 85" presentation:style-name="pr5" draw:text-style-name="P8" draw:layer="layout" svg:width="23.667cm" svg:height="9.489cm" svg:x="0.866cm" svg:y="3.318cm" presentation:class="outline" presentation:user-transformed="true">
          <draw:text-box>
            <text:p text:style-name="P7"><text:span text:style-name="T4">Oficial:</text:span></text:p>
            <text:p text:style-name="P7"><text:span text:style-name="T5"><text:a xlink:href="https://core.telegram.org/bots/api" xlink:type="simple">https://core.telegram.org/bots/api</text:a></text:span></text:p>
            <text:p text:style-name="P7"><text:span text:style-name="T4"/></text:p>
            <text:p text:style-name="P7"><text:span text:style-name="T4">SDK:</text:span></text:p>
            <text:p text:style-name="P7"><text:span text:style-name="T5"><text:a xlink:href="https://telegram-bot-sdk.readme.io/docs" xlink:type="simple">https://telegram-bot-sdk.readme.io/docs</text:a></text:span></text:p>
            <text:p text:style-name="P7"><text:span text:style-name="T4"/></text:p>
          </draw:text-box>
        </draw:frame>
        <presentation:notes draw:style-name="dp2">
          <draw:page-thumbnail draw:name="Shape 81" draw:style-name="gr1" draw:layer="layout" svg:width="16.932cm" svg:height="9.524cm" svg:x="1.059cm" svg:y="1.905cm" draw:page-number="6" presentation:class="page"/>
          <draw:frame draw:name="Shape 8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gando Updates - Atualizações" draw:style-name="dp1" draw:master-page-name="Title_20_and_20_body" presentation:presentation-page-layout-name="AL2T1">
        <draw:frame draw:name="Shape 9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egando Updates - Atualizações</text:span></text:p>
          </draw:text-box>
        </draw:frame>
        <draw:frame draw:name="Shape 9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Forma manual:</text:span></text:p>
            <text:p text:style-name="P7"><text:span text:style-name="T4">Telegram::getUpdates() → Desenvolvimento</text:span></text:p>
            <text:p text:style-name="P7"><text:span text:style-name="T4">Forma automática, webhook:</text:span></text:p>
            <text:p text:style-name="P7"><text:span text:style-name="T4">Telegram::getWebhookUpdates() → Produção</text:span></text:p>
            <text:p text:style-name="P7"><text:span text:style-name="T4"/></text:p>
          </draw:text-box>
        </draw:frame>
        <presentation:notes draw:style-name="dp2">
          <draw:page-thumbnail draw:name="Shape 87" draw:style-name="gr1" draw:layer="layout" svg:width="16.932cm" svg:height="9.524cm" svg:x="1.059cm" svg:y="1.905cm" draw:page-number="7" presentation:class="page"/>
          <draw:frame draw:name="Shape 8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bot pode ler? Espionagem!" draw:style-name="dp1" draw:master-page-name="Title_20_and_20_body" presentation:presentation-page-layout-name="AL2T1">
        <draw:frame draw:name="Shape 9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 que bot pode ler? Espionagem!</text:span></text:p>
          </draw:text-box>
        </draw:frame>
        <draw:frame draw:name="Shape 9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Depende do modo de privacidade do bot:</text:span></text:p>
            <text:p text:style-name="P7"><text:span text:style-name="T4">Se habilitado só mensagens com: @nomeBot, e iniciando com /comando</text:span></text:p>
            <text:p text:style-name="P7"><text:span text:style-name="T4">Desabilitado ele poderá ler todas as mensagens.</text:span></text:p>
          </draw:text-box>
        </draw:frame>
        <presentation:notes draw:style-name="dp2">
          <draw:page-thumbnail draw:name="Shape 93" draw:style-name="gr1" draw:layer="layout" svg:width="16.932cm" svg:height="9.524cm" svg:x="1.059cm" svg:y="1.905cm" draw:page-number="8" presentation:class="page"/>
          <draw:frame draw:name="Shape 9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ele pode fazer" draw:style-name="dp1" draw:master-page-name="Title_20_and_20_body" presentation:presentation-page-layout-name="AL2T1">
        <draw:frame draw:name="Shape 10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 que ele pode fazer</text:span></text:p>
          </draw:text-box>
        </draw:frame>
        <draw:frame draw:name="Shape 10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Mandar mensagens de:</text:span></text:p>
            <text:p text:style-name="P7"><text:span text:style-name="T4">Texto</text:span></text:p>
            <text:p text:style-name="P7"><text:span text:style-name="T4">Audio</text:span></text:p>
            <text:p text:style-name="P7"><text:span text:style-name="T4">Video</text:span></text:p>
            <text:p text:style-name="P7"><text:span text:style-name="T4">Arquivos: PDF, Docx</text:span></text:p>
            <text:p text:style-name="P7"><text:span text:style-name="T4"/></text:p>
          </draw:text-box>
        </draw:frame>
        <presentation:notes draw:style-name="dp2">
          <draw:page-thumbnail draw:name="Shape 99" draw:style-name="gr1" draw:layer="layout" svg:width="16.932cm" svg:height="9.524cm" svg:x="1.059cm" svg:y="1.905cm" draw:page-number="9" presentation:class="page"/>
          <draw:frame draw:name="Shape 1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ntes" draw:style-name="dp1" draw:master-page-name="Title_20_and_20_body" presentation:presentation-page-layout-name="AL2T1">
        <draw:frame draw:name="Shape 10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ontes</text:span></text:p>
          </draw:text-box>
        </draw:frame>
        <draw:frame draw:name="Shape 10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Você pode integrar o seu bot para:</text:span></text:p>
            <text:p text:style-name="P7"><text:span text:style-name="T4">Pedir pizza!</text:span></text:p>
            <text:p text:style-name="P7"><text:span text:style-name="T4">Receber notificações de notas do seu filho</text:span></text:p>
            <text:p text:style-name="P7"><text:span text:style-name="T4">Pesquisar um piada para contar entre os amigos</text:span></text:p>
            <text:p text:style-name="P7"><text:span text:style-name="T4">Abrir o portão da sua casa</text:span></text:p>
            <text:p text:style-name="P7"><text:span text:style-name="T4">fazer o deploy das suas aplicações</text:span></text:p>
          </draw:text-box>
        </draw:frame>
        <presentation:notes draw:style-name="dp2">
          <draw:page-thumbnail draw:name="Shape 105" draw:style-name="gr1" draw:layer="layout" svg:width="16.932cm" svg:height="9.524cm" svg:x="1.059cm" svg:y="1.905cm" draw:page-number="10" presentation:class="page"/>
          <draw:frame draw:name="Shape 10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ndendo a ideia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endendo a ideia</text:span></text:p>
          </draw:text-box>
        </draw:frame>
        <draw:frame draw:name="Shape 1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O telegram hoje suporta grupos e megagrupos, e um bot poderia interagir e vender ideias de propagandas, comerciais, links, divulgações de eventos.</text:span></text:p>
            <text:p text:style-name="P7"><text:span text:style-name="T4">Vender a Ideia para grandes e pequenas empresas.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1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radecimentos e Contato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gradecimentos e Contato</text:span></text:p>
          </draw:text-box>
        </draw:frame>
        <draw:frame draw:name="Shape 1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Muito Obrigado! Comunidade PHP DF!</text:span></text:p>
            <text:p text:style-name="P7"><text:span text:style-name="T4">wouerner@gmail.com</text:span></text:p>
            <text:p text:style-name="P7"><text:span text:style-name="T4">http://wouerner.github.io</text:span></text:p>
            <text:p text:style-name="P7"><text:span text:style-name="T4">telegram: @wouerner</text:span></text:p>
            <text:p text:style-name="P7"><text:span text:style-name="T4">facebook: /wouerner</text:span></text:p>
            <text:p text:style-name="P7"><text:span text:style-name="T4">Aceito doações em bitcoin, pois bitcoin não paga imposto.</text:span></text:p>
          </draw:text-box>
        </draw:frame>
        <presentation:notes draw:style-name="dp2">
          <draw:page-thumbnail draw:name="Shape 117" draw:style-name="gr1" draw:layer="layout" svg:width="16.932cm" svg:height="9.524cm" svg:x="1.059cm" svg:y="1.905cm" draw:page-number="12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6"/>
    <meta:generator>LibreOfficeDev/5.1.0.3$Linux_X86_64 LibreOffice_project/</meta:generator>
  </office:meta>
</office:document-meta>
</file>